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D3000001540851A5B1.png"/>
  <manifest:file-entry manifest:media-type="image/png" manifest:full-path="Pictures/100000000000005E0000005E2AC2D17B.png"/>
  <manifest:file-entry manifest:media-type="image/png" manifest:full-path="Pictures/100000000000043A0000023CECADAE1D.png"/>
  <manifest:file-entry manifest:media-type="image/png" manifest:full-path="Pictures/100002010000008000000080AA93620C.png"/>
  <manifest:file-entry manifest:media-type="image/png" manifest:full-path="Pictures/10000201000000FB00000216DEA2DA53.png"/>
  <manifest:file-entry manifest:media-type="image/png" manifest:full-path="Pictures/100002010000008000000080D7E48237.png"/>
  <manifest:file-entry manifest:media-type="image/png" manifest:full-path="Pictures/100000000000042F000004309DB70B87.png"/>
  <manifest:file-entry manifest:media-type="image/png" manifest:full-path="Pictures/100002010000008000000080A54C6FC5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-color="#cc6633" draw:opacity-name="Transparency_20_1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solid" draw:fill-color="#7da647" draw:opacity-name="Transparency_20_2" fo:min-height="3.701cm"/>
    </style:style>
    <style:style style:name="gr6" style:family="graphic" style:parent-style-name="standard">
      <style:graphic-properties draw:stroke="none" draw:fill="solid" draw:fill-color="#ff9966" draw:opacity-name="Transparency_20_2" fo:min-height="1.646cm"/>
    </style:style>
    <style:style style:name="gr7" style:family="graphic" style:parent-style-name="standard">
      <style:graphic-properties draw:marker-end="Arrow" draw:marker-end-width="0.3cm" draw:textarea-horizontal-align="center" draw:textarea-vertical-align="middle"/>
    </style:style>
    <style:style style:name="gr8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9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/>
    </style:style>
    <style:style style:name="gr1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width="0.026cm" svg:stroke-color="#000000" draw:marker-start-width="0.3cm" draw:marker-start-center="false" draw:marker-end-width="0.3cm" draw:marker-end-center="false" draw:stroke-linejoin="miter" draw:fill="solid" draw:fill-color="#008000" draw:secondary-fill-color="#b3b3b3" draw:fill-gradient-name="Radial_20_green_2f_black" draw:fill-hatch-name="Black_20_0_20_Degrees" draw:fill-image-name="Space_20_Metal" draw:textarea-horizontal-align="center" draw:textarea-vertical-align="middle" draw:auto-grow-height="false" draw:fit-to-size="false" fo:min-height="0cm" fo:min-width="0cm" fo:padding-top="0.131cm" fo:padding-bottom="0.131cm" fo:padding-left="0.25cm" fo:padding-right="0.25cm" fo:wrap-option="wrap" draw:shadow="visible" draw:shadow-offset-x="2cm" draw:shadow-offset-y="-1.999cm" draw:shadow-color="#94bd5e" draw:shadow-opacity="60%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3" style:family="graphic" style:parent-style-name="standard">
      <style:graphic-properties draw:stroke="none" draw:fill="solid" draw:fill-color="#ffff99" fo:min-height="2.75cm"/>
    </style:style>
    <style:style style:name="gr14" style:family="graphic" style:parent-style-name="standard">
      <style:graphic-properties draw:stroke="none" draw:fill="solid" draw:fill-color="#7da647" fo:min-height="0.396cm"/>
    </style:style>
    <style:style style:name="gr15" style:family="graphic" style:parent-style-name="standard">
      <style:graphic-properties draw:stroke="none" draw:fill="solid" draw:fill-color="#ff8080" fo:min-height="0.396cm"/>
    </style:style>
    <style:style style:name="pr1" style:family="presentation" style:parent-style-name="Default-subtitle">
      <style:graphic-properties draw:fill-color="#ffffff" draw:auto-grow-height="true" fo:min-height="13.861cm"/>
    </style:style>
    <style:style style:name="pr2" style:family="presentation" style:parent-style-name="Default-notes">
      <style:graphic-properties draw:fill-color="#ffffff" draw:auto-grow-height="true" fo:min-height="12.573cm"/>
    </style:style>
    <style:style style:name="pr3" style:family="presentation" style:parent-style-name="Default-title">
      <style:graphic-properties draw:auto-grow-height="true" fo:min-height="1.664cm"/>
    </style:style>
    <style:style style:name="pr4" style:family="presentation" style:parent-style-name="Default-notes">
      <style:graphic-properties draw:fill-color="#ffffff" fo:min-height="12.322cm"/>
    </style:style>
    <style:style style:name="pr5" style:family="presentation" style:parent-style-name="Default-outline1">
      <style:graphic-properties fo:min-height="13.609cm"/>
    </style:style>
    <style:style style:name="pr6" style:family="presentation" style:parent-style-name="Default-title">
      <style:graphic-properties fo:min-height="1.413cm"/>
    </style:style>
    <style:style style:name="pr7" style:family="presentation" style:parent-style-name="Default-outline1">
      <style:graphic-properties fo:min-height="13.61cm"/>
    </style:style>
    <style:style style:name="pr8" style:family="presentation" style:parent-style-name="Default-outline1">
      <style:graphic-properties draw:fit-to-size="shrink-to-fit" fo:min-height="13.609cm"/>
    </style:style>
    <style:style style:name="pr9" style:family="presentation" style:parent-style-name="Default-title">
      <style:graphic-properties draw:auto-grow-height="true" fo:min-height="2.664cm"/>
    </style:style>
    <style:style style:name="pr10" style:family="presentation" style:parent-style-name="Default-outline1" style:list-style-name="L6">
      <style:graphic-properties fo:min-height="13.61cm"/>
    </style:style>
    <style:style style:name="P1" style:family="paragraph">
      <style:paragraph-properties fo:text-align="center"/>
    </style:style>
    <style:style style:name="P2" style:family="paragraph">
      <style:text-properties fo:font-family="'Century Schoolbook L'" style:font-family-generic="roman" style:font-pitch="variable" fo:font-size="60pt" fo:font-style="italic" style:font-size-asian="60pt" style:font-style-asian="italic" style:font-size-complex="60pt" style:font-style-complex="italic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family="'Bitstream Charter'" style:font-family-generic="roman" style:font-pitch="variable" fo:font-size="14pt" style:font-size-asian="14pt" style:font-size-complex="14pt"/>
    </style:style>
    <style:style style:name="P5" style:family="paragraph">
      <style:text-properties fo:font-weight="bold" style:font-weight-asian="bold" style:font-weight-complex="bold"/>
    </style:style>
    <style:style style:name="P6" style:family="paragraph">
      <style:paragraph-properties text:enable-numbering="false"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</style:style>
    <style:style style:name="P7" style:family="paragraph">
      <style:paragraph-properties text:enable-numbering="false"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position="0% 100%" fo:font-family="Thorndale" style:font-family-generic="roman" fo:font-size="24pt" fo:font-style="normal" fo:text-shadow="none" style:text-underline-style="none" fo:font-weight="normal" style:font-family-asian="'MS Gothic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text-scale="90%" style:font-relief="none"/>
    </style:style>
    <style:style style:name="P8" style:family="paragraph">
      <style:paragraph-properties fo:text-align="center"/>
      <style:text-properties fo:color="#7e0021" fo:font-family="'Century Schoolbook L'" style:font-family-generic="roman" style:font-pitch="variable" fo:font-size="40pt" fo:font-style="italic" style:font-size-asian="40pt" style:font-style-asian="italic" style:font-size-complex="40pt" style:font-style-complex="italic"/>
    </style:style>
    <style:style style:name="P9" style:family="paragraph">
      <style:text-properties fo:font-size="48pt" style:font-size-asian="48pt" style:font-size-complex="48pt"/>
    </style:style>
    <style:style style:name="P10" style:family="paragraph">
      <style:paragraph-properties fo:margin-top="0.42cm" fo:margin-bottom="0.35cm"/>
    </style:style>
    <style:style style:name="P11" style:family="paragraph">
      <style:paragraph-properties fo:margin-top="0.42cm" fo:margin-bottom="0.35cm"/>
      <style:text-properties fo:font-family="'Times New Roman'" style:font-family-generic="roman" style:font-pitch="variable" fo:font-size="24pt" style:font-size-asian="24pt" style:font-size-complex="24pt"/>
    </style:style>
    <style:style style:name="P12" style:family="paragraph">
      <style:paragraph-properties fo:margin-top="0.42cm" fo:margin-bottom="0.35cm"/>
      <style:text-properties fo:font-family="'Times New Roman'" style:font-family-generic="roman" style:font-pitch="variable" fo:font-size="18pt" style:font-size-asian="18pt" style:font-size-complex="18pt"/>
    </style:style>
    <style:style style:name="T1" style:family="text">
      <style:text-properties fo:font-size="28pt" fo:font-style="italic" style:font-size-asian="28pt" style:font-style-asian="italic" style:font-size-complex="28pt" style:font-style-complex="italic"/>
    </style:style>
    <style:style style:name="T2" style:family="text">
      <style:text-properties style:text-position="super 58%"/>
    </style:style>
    <style:style style:name="T3" style:family="text">
      <style:text-properties fo:font-family="'Century Schoolbook L'" style:font-family-generic="roman" style:font-pitch="variable" fo:font-size="60pt" fo:font-style="italic" style:font-size-asian="60pt" style:font-style-asian="italic" style:font-size-complex="60pt" style:font-style-complex="italic"/>
    </style:style>
    <style:style style:name="T4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family="'Times New Roman'" style:font-style-name="Normal" style:font-family-generic="roman" style:font-pitch="variable" fo:font-weight="normal" style:font-family-asian="'Times New Roman'" style:font-style-name-asian="Normal" style:font-family-generic-asian="roman" style:font-pitch-asian="variable" style:font-weight-asian="normal" style:font-family-complex="'Times New Roman'" style:font-style-name-complex="Normal" style:font-family-generic-complex="roman" style:font-pitch-complex="variable" style:font-weight-complex="normal"/>
    </style:style>
    <style:style style:name="T8" style:family="text">
      <style:text-properties fo:font-family="'Times New Roman'" style:font-family-generic="roman" style:font-pitch="variable" fo:font-weight="normal" style:font-family-asian="'Times New Roman'" style:font-style-name-asian="Normal" style:font-family-generic-asian="roman" style:font-pitch-asian="variable" style:font-weight-asian="normal" style:font-family-complex="'Times New Roman'" style:font-style-name-complex="Normal" style:font-family-generic-complex="roman" style:font-pitch-complex="variable" style:font-weight-complex="normal"/>
    </style:style>
    <style:style style:name="T9" style:family="text">
      <style:text-properties fo:font-family="'Bitstream Charter'" style:font-family-generic="roman" style:font-pitch="variable" fo:font-size="14pt" style:font-size-asian="14pt" style:font-size-complex="14pt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family="Arial" style:font-style-name="Normal" style:font-family-generic="swiss" style:font-pitch="variable" style:font-family-asian="Arial" style:font-style-name-asian="Normal" style:font-family-generic-asian="swiss" style:font-pitch-asian="variable" style:font-family-complex="Arial" style:font-style-name-complex="Normal" style:font-family-generic-complex="swiss" style:font-pitch-complex="variable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size="24pt" style:font-size-asian="24pt" style:font-size-complex="24pt"/>
    </style:style>
    <style:style style:name="T14" style:family="text">
      <style:text-properties fo:color="#000000" style:text-outline="false" style:text-line-through-style="none" style:text-position="0% 100%" fo:font-family="Thorndale" style:font-family-generic="roman" fo:font-size="24pt" fo:font-style="normal" fo:text-shadow="none" style:text-underline-style="none" fo:font-weight="normal" style:font-family-asian="'MS Gothic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text-scale="90%" style:font-relief="none"/>
    </style:style>
    <style:style style:name="T15" style:family="text">
      <style:text-properties fo:color="#7e0021" fo:font-family="'Century Schoolbook L'" style:font-family-generic="roman" style:font-pitch="variable" fo:font-size="40pt" fo:font-style="italic" style:font-size-asian="40pt" style:font-style-asian="italic" style:font-size-complex="40pt" style:font-style-complex="italic"/>
    </style:style>
    <style:style style:name="T16" style:family="text">
      <style:text-properties fo:font-size="48pt" style:font-size-asian="48pt" style:font-size-complex="48pt"/>
    </style:style>
    <style:style style:name="T17" style:family="text">
      <style:text-properties fo:font-family="'Times New Roman'" style:font-family-generic="roman" style:font-pitch="variable"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number text:level="1" style:num-prefix="[" style:num-suffix="]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prefix="[" style:num-suffix="]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prefix="[" style:num-suffix="]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prefix="[" style:num-suffix="]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prefix="[" style:num-suffix="]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prefix="[" style:num-suffix="]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prefix="[" style:num-suffix="]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prefix="[" style:num-suffix="]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prefix="[" style:num-suffix="]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prefix="[" style:num-suffix="]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6">
      <text:list-level-style-bullet text:level="1" text:bullet-char="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presentation:footer-decl presentation:name="ftr1">Atif Khan &amp; Sarah Nadi</presentation:footer-decl>
      <presentation:date-time-decl presentation:name="dtd1" presentation:source="fixed">Patient Consent</presentation:date-time-decl>
      <draw:page draw:name="page1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custom-shape draw:style-name="gr1" draw:text-style-name="P1" draw:layer="layout" svg:width="23.5cm" svg:height="8cm" svg:x="2.249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1" draw:layer="layout" svg:width="10.662cm" svg:height="2.798cm" svg:x="15.938cm" svg:y="14.4cm">
          <draw:text-box>
            <text:p text:style-name="P1"><text:span text:style-name="T1">Atif Khan &amp; Sarah Nadi</text:span></text:p>
            <text:p text:style-name="P1">CS898 - <text:s/>Health Informatics</text:p>
            <text:p text:style-name="P1">July 29<text:span text:style-name="T2">th</text:span>, 2010</text:p>
          </draw:text-box>
        </draw:frame>
        <draw:frame presentation:style-name="pr1" draw:text-style-name="P2" draw:layer="layout" svg:width="25.199cm" svg:height="13.861cm" svg:x="1.4cm" svg:y="4.014cm" presentation:class="subtitle">
          <draw:text-box>
            <text:p><text:span text:style-name="T3"><text:s/></text:span><text:span text:style-name="T3">Electronic Patient</text:span><text:span text:style-name="T3"><text:line-break/></text:span><text:span text:style-name="T3">Consent Management</text:span><text:span text:style-name="T3"><text:line-break/></text:span><text:span text:style-name="T3"><text:line-break/></text:span><text:span text:style-name="T3"/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2" presentation:use-footer-name="ftr1" presentation:use-date-time-name="dtd1">
        <office:forms form:automatic-focus="false" form:apply-design-mode="false"/>
        <draw:frame draw:style-name="gr4" draw:text-style-name="P1" draw:layer="layout" svg:width="25.675cm" svg:height="12.073cm" svg:x="0.658cm" svg:y="5.3cm">
          <draw:image xlink:href="Pictures/10000000000002D3000001540851A5B1.png" xlink:type="simple" xlink:show="embed" xlink:actuate="onLoad">
            <text:p/>
          </draw:image>
        </draw:frame>
        <draw:frame presentation:style-name="pr3" draw:layer="layout" svg:width="25.199cm" svg:height="2.054cm" svg:x="1.4cm" svg:y="0.642cm" presentation:class="title">
          <draw:text-box>
            <text:p>The Big Picture</text:p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4" draw:layer="layout" svg:width="17.271cm" svg:height="12.322cm" svg:x="2.159cm" svg:y="13.271cm" presentation:class="notes">
            <draw:text-box>
              <text:p>Sarah</text:p>
            </draw:text-box>
          </draw:frame>
        </presentation:notes>
      </draw:page>
      <draw:page draw:name="page3" draw:style-name="dp3" draw:master-page-name="Default" presentation:presentation-page-layout-name="AL2T2" presentation:use-footer-name="ftr1" presentation:use-date-time-name="dtd1">
        <office:forms form:automatic-focus="false" form:apply-design-mode="false"/>
        <draw:frame presentation:style-name="pr3" draw:layer="layout" svg:width="25.199cm" svg:height="2.054cm" svg:x="1.4cm" svg:y="0.642cm" presentation:class="title">
          <draw:text-box>
            <text:p>Patient Consent Example</text:p>
          </draw:text-box>
        </draw:frame>
        <draw:frame draw:style-name="gr4" draw:text-style-name="P1" draw:layer="layout" svg:width="25cm" svg:height="13.216cm" svg:x="1.4cm" svg:y="3.985cm">
          <draw:image xlink:href="Pictures/100000000000043A0000023CECADAE1D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4" draw:layer="layout" svg:width="17.271cm" svg:height="12.322cm" svg:x="2.159cm" svg:y="13.271cm" presentation:class="notes">
            <draw:text-box>
              <text:p>Sarah</text:p>
            </draw:text-box>
          </draw:frame>
        </presentation:notes>
      </draw:page>
      <draw:page draw:name="page4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5.199cm" svg:height="2.054cm" svg:x="1.4cm" svg:y="0.642cm" presentation:class="title">
          <draw:text-box>
            <text:p>Outline<text:tab/></text:p>
          </draw:text-box>
        </draw:frame>
        <draw:frame presentation:style-name="pr5" draw:layer="layout" svg:width="25.199cm" svg:height="13.86cm" svg:x="1.4cm" svg:y="4.014cm" presentation:class="outline">
          <draw:text-box>
            <text:list text:style-name="L3">
              <text:list-item>
                <text:p>Electronic Patient Consent</text:p>
              </text:list-item>
              <text:list-item>
                <text:p>Current Approaches</text:p>
              </text:list-item>
              <text:list-item>
                <text:p>Our Proposed Solution</text:p>
                <text:list>
                  <text:list-item>
                    <text:p>Supported Policies</text:p>
                  </text:list-item>
                  <text:list-item>
                    <text:p>Example Facts</text:p>
                  </text:list-item>
                  <text:list-item>
                    <text:p>Demo</text:p>
                  </text:list-item>
                </text:list>
              </text:list-item>
              <text:list-item>
                <text:p>Future Work</text:p>
              </text:list-item>
              <text:list-item>
                <text:p/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4" draw:layer="layout" svg:width="17.271cm" svg:height="12.322cm" svg:x="2.159cm" svg:y="13.271cm" presentation:class="notes">
            <draw:text-box>
              <text:p>Sarah</text:p>
            </draw:text-box>
          </draw:frame>
        </presentation:notes>
      </draw:page>
      <draw:page draw:name="page5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5.199cm" svg:height="2.054cm" svg:x="1.4cm" svg:y="0.642cm" presentation:class="title">
          <draw:text-box>
            <text:p>Electronic Patient Consent 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Patients need to control:</text:p>
                <text:list>
                  <text:list-item>
                    <text:p><text:span text:style-name="T4">Who</text:span> can access their information</text:p>
                  </text:list-item>
                  <text:list-item>
                    <text:p><text:span text:style-name="T5">When</text:span> their information can be accessed</text:p>
                  </text:list-item>
                  <text:list-item>
                    <text:p><text:span text:style-name="T5">What</text:span> can be accessed</text:p>
                  </text:list-item>
                </text:list>
              </text:list-item>
              <text:list-item>
                <text:p>Electronic Patient Consent Management System:</text:p>
                <text:list>
                  <text:list-item>
                    <text:p>Defining effective consent policies</text:p>
                  </text:list-item>
                  <text:list-item>
                    <text:p>Accurately capturing patient consent electronically</text:p>
                  </text:list-item>
                  <text:list-item>
                    <text:p>Representing policies</text:p>
                  </text:list-item>
                  <text:list-item>
                    <text:p>Processing facts &amp; polici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4" draw:layer="layout" svg:width="17.271cm" svg:height="12.322cm" svg:x="2.159cm" svg:y="13.271cm" presentation:class="notes" presentation:user-transformed="true">
            <draw:text-box>
              <text:p>Atif</text:p>
            </draw:text-box>
          </draw:frame>
        </presentation:notes>
      </draw:page>
      <draw:page draw:name="page6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6" draw:layer="layout" svg:width="25.199cm" svg:height="2.054cm" svg:x="1.4cm" svg:y="0.642cm" presentation:class="title">
          <draw:text-box>
            <text:p>Challenges</text:p>
          </draw:text-box>
        </draw:frame>
        <draw:frame presentation:style-name="pr7" draw:layer="layout" svg:width="25.199cm" svg:height="13.86cm" svg:x="1.4cm" svg:y="4.014cm" presentation:class="outline">
          <draw:text-box>
            <text:list text:style-name="L4">
              <text:list-item>
                <text:p>Balancing patient privacy &amp; health care </text:p>
              </text:list-item>
              <text:list-item>
                <text:p>Trust &amp; acceptance of electronic consent</text:p>
              </text:list-item>
            </text:list>
            <text:list text:style-name="L3">
              <text:list-item>
                <text:list>
                  <text:list-item>
                    <text:p>Healthcare providers</text:p>
                  </text:list-item>
                  <text:list-item>
                    <text:p>Patients</text:p>
                  </text:list-item>
                </text:list>
              </text:list-item>
            </text:list>
            <text:list text:style-name="L4">
              <text:list-item>
                <text:p>Minimal impact on clinical work flow</text:p>
              </text:list-item>
              <text:list-item>
                <text:p>Combining policies from different levels</text:p>
                <text:p/>
              </text:list-item>
            </text:list>
            <text:list text:style-name="L3">
              <text:list-item>
                <text:p/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4" draw:layer="layout" svg:width="17.271cm" svg:height="12.322cm" svg:x="2.159cm" svg:y="13.271cm" presentation:class="notes" presentation:user-transformed="true">
            <draw:text-box>
              <text:p>Atif</text:p>
            </draw:text-box>
          </draw:frame>
        </presentation:notes>
      </draw:page>
      <draw:page draw:name="page7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5.199cm" svg:height="2.054cm" svg:x="1.4cm" svg:y="0.642cm" presentation:class="title">
          <draw:text-box>
            <text:p>Current Approaches</text:p>
          </draw:text-box>
        </draw:frame>
        <draw:frame presentation:style-name="pr5" draw:layer="layout" svg:width="25.199cm" svg:height="14.486cm" svg:x="1.4cm" svg:y="4.014cm" presentation:class="outline" presentation:user-transformed="true">
          <draw:text-box>
            <text:list text:style-name="L3">
              <text:list-item>
                <text:p>Security oriented</text:p>
                <text:list>
                  <text:list-item>
                    <text:p>Focus on security aspects &amp; ignore semantics</text:p>
                  </text:list-item>
                </text:list>
              </text:list-item>
              <text:list-item>
                <text:p>Technology oriented</text:p>
                <text:list>
                  <text:list-item>
                    <text:p>Consent rules defined within the confines of technology</text:p>
                    <text:list>
                      <text:list-item>
                        <text:p>e-Consent objects [1]</text:p>
                      </text:list-item>
                    </text:list>
                  </text:list-item>
                </text:list>
              </text:list-item>
              <text:list-item>
                <text:p>Whats missing?</text:p>
                <text:list>
                  <text:list-item>
                    <text:p>Semantics</text:p>
                  </text:list-item>
                  <text:list-item>
                    <text:p>Proof of correctness &amp; decis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4" draw:layer="layout" svg:width="17.271cm" svg:height="12.322cm" svg:x="2.159cm" svg:y="13.271cm" presentation:class="notes" presentation:user-transformed="true">
            <draw:text-box>
              <text:p>Atif</text:p>
            </draw:text-box>
          </draw:frame>
        </presentation:notes>
      </draw:page>
      <draw:page draw:name="page8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5.199cm" svg:height="2.054cm" svg:x="1.4cm" svg:y="0.642cm" presentation:class="title">
          <draw:text-box>
            <text:p>Learning from the Semantic Web</text:p>
          </draw:text-box>
        </draw:frame>
        <draw:frame presentation:style-name="pr7" draw:layer="layout" svg:width="25.199cm" svg:height="13.86cm" svg:x="1.4cm" svg:y="4.014cm" presentation:class="outline">
          <draw:text-box>
            <text:list text:style-name="L3">
              <text:list-item>
                <text:p>Semantic Web</text:p>
                <text:list>
                  <text:list-item>
                    <text:p>Describe data with meaning</text:p>
                    <text:list>
                      <text:list-item>
                        <text:p><text:span text:style-name="T6">(RDF + OWL + XML) </text:span><text:span text:style-name="T7">→</text:span><text:span text:style-name="T8"> ability to describe anything</text:span></text:p>
                      </text:list-item>
                    </text:list>
                  </text:list-item>
                  <text:list-item>
                    <text:p><text:span text:style-name="T8">Use Notation 3</text:span></text:p>
                    <text:list>
                      <text:list-item>
                        <text:p><text:span text:style-name="T8">RDF shorthand + ability to define rule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5" draw:text-style-name="P4" draw:id="id1" draw:layer="layout" svg:width="15cm" svg:height="6.221cm" svg:x="2.3cm" svg:y="11.5cm">
          <draw:text-box>
            <text:p text:style-name="P3"><text:span text:style-name="T9">&lt;rdf:RDF</text:span></text:p>
            <text:p text:style-name="P3"><text:span text:style-name="T9"><text:s text:c="4"/></text:span><text:span text:style-name="T9">xmlns:rdf="http://www.w3.org/1999/02/22-rdf-syntax-ns#"</text:span></text:p>
            <text:p text:style-name="P3"><text:span text:style-name="T9"><text:s text:c="4"/></text:span><text:span text:style-name="T9">xmlns:dc="http://purl.org/dc/elements/1.1/"&gt;</text:span></text:p>
            <text:p text:style-name="P3"><text:span text:style-name="T9"><text:s text:c="2"/></text:span><text:span text:style-name="T9">&lt;rdf:Description </text:span><text:span text:style-name="T9"><text:line-break/></text:span><text:span text:style-name="T9"> <text:s text:c="13"/>rdf:about="http://en.wikipedia.org/wiki/Tony_Benn"&gt;</text:span></text:p>
            <text:p text:style-name="P3"><text:span text:style-name="T9"><text:s text:c="4"/></text:span><text:span text:style-name="T9">&lt;dc:title&gt;Tony Benn&lt;/dc:title&gt;</text:span></text:p>
            <text:p text:style-name="P3"><text:span text:style-name="T9"><text:s text:c="4"/></text:span><text:span text:style-name="T9">&lt;dc:publisher&gt;Wikipedia&lt;/dc:publisher&gt;</text:span></text:p>
            <text:p text:style-name="P3"><text:span text:style-name="T9"><text:s text:c="2"/></text:span><text:span text:style-name="T9">&lt;/rdf:Description&gt;</text:span></text:p>
            <text:p text:style-name="P3"><text:span text:style-name="T9">&lt;/rdf:RDF&gt;</text:span></text:p>
            <text:p text:style-name="P3"><text:span text:style-name="T9"/></text:p>
          </draw:text-box>
        </draw:frame>
        <draw:frame draw:style-name="gr6" draw:text-style-name="P4" draw:id="id2" draw:layer="layout" svg:width="11.95cm" svg:height="2.639cm" svg:x="14.8cm" svg:y="16.361cm">
          <draw:text-box>
            <text:p text:style-name="P3"><text:span text:style-name="T9">@prefix dc: &lt;http://purl.org/dc/elements/1.1/&gt;.</text:span></text:p>
            <text:p text:style-name="P3"><text:span text:style-name="T9">&lt;http://en.wikipedia.org/wiki/Tony_Benn&gt;</text:span></text:p>
            <text:p text:style-name="P3"><text:span text:style-name="T9"><text:s text:c="2"/></text:span><text:span text:style-name="T9">dc:title "Tony Benn";</text:span></text:p>
            <text:p text:style-name="P3"><text:span text:style-name="T9"><text:s text:c="2"/></text:span><text:span text:style-name="T9">dc:publisher "Wikipedia".</text:span></text:p>
          </draw:text-box>
        </draw:frame>
        <draw:connector draw:style-name="gr7" draw:text-style-name="P1" draw:id="id5" draw:layer="layout" svg:x1="17.3cm" svg:y1="14.61cm" svg:x2="20.775cm" svg:y2="16.361cm" draw:start-shape="id1" draw:start-glue-point="1" draw:end-shape="id2" svg:d="m17300 14610h3475v1751">
          <text:p/>
        </draw:connector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4" draw:layer="layout" svg:width="17.271cm" svg:height="12.322cm" svg:x="2.159cm" svg:y="13.271cm" presentation:class="notes" presentation:user-transformed="true">
            <draw:text-box>
              <text:p>Atif</text:p>
            </draw:text-box>
          </draw:frame>
        </presentation:notes>
      </draw:page>
      <draw:page draw:name="page9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5.199cm" svg:height="2.054cm" svg:x="1.4cm" svg:y="0.642cm" presentation:class="title">
          <draw:text-box>
            <text:p>Reasoning Engine</text:p>
          </draw:text-box>
        </draw:frame>
        <draw:frame presentation:style-name="pr7" draw:layer="layout" svg:width="25.199cm" svg:height="13.86cm" svg:x="1.4cm" svg:y="4.014cm" presentation:class="outline" presentation:user-transformed="true">
          <draw:text-box>
            <text:list text:style-name="L3">
              <text:list-item>
                <text:p>Semantic Reasoner</text:p>
                <text:list>
                  <text:list-item>
                    <text:p><text:span text:style-name="T6">Infer logical consequences from a set of asserted facts</text:span></text:p>
                  </text:list-item>
                </text:list>
              </text:list-item>
              <text:list-item>
                <text:p>Euler [2]</text:p>
                <text:list>
                  <text:list-item>
                    <text:p><text:span text:style-name="T10">“</text:span><text:span text:style-name="T10">Euler is an inference engine supporting logic based proofs”</text:span></text:p>
                  </text:list-item>
                  <text:list-item>
                    <text:p><text:span text:style-name="T10">Backward-chaining</text:span></text:p>
                    <text:list>
                      <text:list-item>
                        <text:p><text:span text:style-name="T10">Start form the list of goals</text:span></text:p>
                      </text:list-item>
                      <text:list-item>
                        <text:p><text:span text:style-name="T10">Work backwards from consequent to antecedent 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6" draw:layer="layout" svg:width="25.199cm" svg:height="2.054cm" svg:x="1.4cm" svg:y="0.642cm" presentation:class="title">
          <draw:text-box>
            <text:p>Our Proposed Solution</text:p>
          </draw:text-box>
        </draw:frame>
        <draw:frame presentation:style-name="pr7" draw:layer="layout" svg:width="25.199cm" svg:height="13.86cm" svg:x="1.4cm" svg:y="4.014cm" presentation:class="outline">
          <draw:text-box>
            <text:list text:style-name="L3">
              <text:list-item>
                <text:p>A rule-based system which:</text:p>
                <text:list>
                  <text:list-item>
                    <text:p>Uses N3 notation for patient facts &amp; policies</text:p>
                    <text:list>
                      <text:list-item>
                        <text:p>Benefits:</text:p>
                        <text:list>
                          <text:list-item>
                            <text:p>Simple notation</text:p>
                          </text:list-item>
                          <text:list-item>
                            <text:p>Supports facts &amp; rules<text:line-break/></text:p>
                          </text:list-item>
                        </text:list>
                      </text:list-item>
                    </text:list>
                  </text:list-item>
                  <text:list-item>
                    <text:p>Uses Euler for access control reasoning</text:p>
                    <text:list>
                      <text:list-item>
                        <text:p>Benefits:</text:p>
                        <text:list>
                          <text:list-item>
                            <text:p>Already established reasoning process</text:p>
                          </text:list-item>
                          <text:list-item>
                            <text:p>Provides proofs <text:span text:style-name="T11">→</text:span> can be used for verification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4T19" presentation:use-footer-name="ftr1" presentation:use-date-time-name="dtd1">
        <office:forms form:automatic-focus="false" form:apply-design-mode="false"/>
        <draw:frame presentation:style-name="pr3" draw:layer="layout" svg:width="25.199cm" svg:height="2.054cm" svg:x="1.4cm" svg:y="0.642cm" presentation:class="title">
          <draw:text-box>
            <text:p>System Overview</text:p>
          </draw:text-box>
        </draw:frame>
        <draw:custom-shape draw:style-name="gr8" draw:text-style-name="P1" draw:id="id3" draw:layer="layout" svg:width="8.444cm" svg:height="4cm" svg:x="9.356cm" svg:y="5.3cm">
          <text:p text:style-name="P1">Euler Engine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5.7cm" svg:height="2.4cm" svg:x="10.7cm" svg:y="11.1cm">
          <text:p text:style-name="P1">Attribute-based </text:p>
          <text:p text:style-name="P1">Quer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id="id4" draw:layer="layout" svg:width="3.7cm" svg:height="3cm" svg:x="11.6cm" svg:y="15.6cm">
          <text:p text:style-name="P1">THE</text:p>
          <text:p text:style-name="P1">System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1" draw:layer="layout" svg:width="3.513cm" svg:height="3.513cm" svg:x="1.8cm" svg:y="3.987cm">
          <draw:image xlink:href="Pictures/100002010000008000000080A54C6FC5.png" xlink:type="simple" xlink:show="embed" xlink:actuate="onLoad">
            <text:p text:style-name="P1">N3 rules </text:p>
            <text:p text:style-name="P1">file</text:p>
            <text:p text:style-name="P1">(Policies)</text:p>
          </draw:image>
        </draw:frame>
        <draw:frame draw:style-name="gr10" draw:text-style-name="P1" draw:layer="layout" svg:width="3.513cm" svg:height="3.513cm" svg:x="1.8cm" svg:y="8.2cm">
          <draw:image xlink:href="Pictures/100002010000008000000080A54C6FC5.png" xlink:type="simple" xlink:show="embed" xlink:actuate="onLoad">
            <text:p text:style-name="P1">N3 facts </text:p>
            <text:p text:style-name="P1">file</text:p>
          </draw:image>
        </draw:frame>
        <draw:line draw:style-name="gr7" draw:text-style-name="P1" draw:layer="layout" svg:x1="4.8cm" svg:y1="5.5cm" svg:x2="9.3cm" svg:y2="6.5cm">
          <text:p/>
        </draw:line>
        <draw:line draw:style-name="gr7" draw:text-style-name="P1" draw:layer="layout" svg:x1="4.8cm" svg:y1="10.5cm" svg:x2="9.3cm" svg:y2="8.5cm">
          <text:p/>
        </draw:line>
        <draw:frame draw:style-name="gr2" draw:layer="layout" svg:width="1.907cm" svg:height="0.962cm" svg:x="5.8cm" svg:y="7.038cm">
          <draw:text-box>
            <text:p>Load</text:p>
          </draw:text-box>
        </draw:frame>
        <draw:line draw:style-name="gr7" draw:text-style-name="P1" draw:layer="layout" svg:x1="13.5cm" svg:y1="15.5cm" svg:x2="13.5cm" svg:y2="13.5cm">
          <text:p/>
        </draw:line>
        <draw:frame draw:style-name="gr2" draw:layer="layout" svg:width="7.229cm" svg:height="0.962cm" svg:x="13.4cm" svg:y="14.2cm">
          <draw:text-box>
            <text:p>Dynamically Generates </text:p>
          </draw:text-box>
        </draw:frame>
        <draw:line draw:style-name="gr7" draw:text-style-name="P1" draw:layer="layout" svg:x1="13.5cm" svg:y1="11cm" svg:x2="13.5cm" svg:y2="9.3cm">
          <text:p/>
        </draw:line>
        <draw:connector draw:style-name="gr7" draw:text-style-name="P1" draw:layer="layout" draw:type="curve" draw:line-skew="5.074cm" svg:x1="17.8cm" svg:y1="7.3cm" svg:x2="15.3cm" svg:y2="17.1cm" draw:start-shape="id3" draw:start-glue-point="1" draw:end-shape="id4" draw:end-glue-point="1" svg:d="m17800 7300c8362 0 9612 9800-2500 9800">
          <text:p/>
        </draw:connector>
        <draw:g>
          <draw:frame draw:style-name="gr4" draw:text-style-name="P1" draw:layer="layout" svg:width="2.257cm" svg:height="2.257cm" svg:x="22.2cm" svg:y="10.4cm">
            <draw:image xlink:href="Pictures/100002010000008000000080AA93620C.png" xlink:type="simple" xlink:show="embed" xlink:actuate="onLoad">
              <text:p/>
            </draw:image>
          </draw:frame>
          <draw:frame draw:style-name="gr4" draw:text-style-name="P1" draw:layer="layout" svg:width="2.256cm" svg:height="2.257cm" svg:x="24.444cm" svg:y="10.4cm">
            <draw:image xlink:href="Pictures/100002010000008000000080D7E48237.png" xlink:type="simple" xlink:show="embed" xlink:actuate="onLoad">
              <text:p/>
            </draw:image>
          </draw:frame>
        </draw:g>
        <draw:frame draw:style-name="gr2" draw:text-style-name="P5" draw:layer="layout" svg:width="2.161cm" svg:height="0.962cm" svg:x="23.2cm" svg:y="10.559cm">
          <draw:text-box>
            <text:p><text:span text:style-name="T12">Proof</text:span></text:p>
          </draw:text-box>
        </draw:frame>
        <draw:frame draw:style-name="gr2" draw:layer="layout" svg:width="1.907cm" svg:height="0.962cm" svg:x="13.7cm" svg:y="9.8cm">
          <draw:text-box>
            <text:p>Load</text:p>
          </draw:text-box>
        </draw:frame>
        <draw:frame draw:style-name="gr2" draw:layer="layout" svg:width="5.082cm" svg:height="0.962cm" svg:x="20.6cm" svg:y="7cm">
          <draw:text-box>
            <text:p>Generates proof</text:p>
          </draw:text-box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4" draw:layer="layout" svg:width="17.271cm" svg:height="12.322cm" svg:x="2.159cm" svg:y="13.271cm" presentation:class="notes" presentation:user-transformed="true">
            <draw:text-box>
              <text:p>Architecture - atif</text:p>
            </draw:text-box>
          </draw:frame>
        </presentation:notes>
      </draw:page>
      <draw:page draw:name="page12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5.199cm" svg:height="2.054cm" svg:x="1.4cm" svg:y="0.642cm" presentation:class="title">
          <draw:text-box>
            <text:p>Supported Policies</text:p>
          </draw:text-box>
        </draw:frame>
        <draw:frame presentation:style-name="pr8" draw:layer="layout" svg:width="25.199cm" svg:height="13.86cm" svg:x="1.4cm" svg:y="4.014cm" presentation:class="outline">
          <draw:text-box>
            <text:list text:style-name="L3">
              <text:list-item>
                <text:p>Hospital policies</text:p>
                <text:list>
                  <text:list-item>
                    <text:p><text:span text:style-name="T13">Members only</text:span></text:p>
                  </text:list-item>
                  <text:list-item>
                    <text:p><text:span text:style-name="T13">By shift</text:span></text:p>
                  </text:list-item>
                  <text:list-item>
                    <text:p><text:span text:style-name="T13">Must be treating doctor/nurse (except in emergencies)</text:span></text:p>
                  </text:list-item>
                </text:list>
              </text:list-item>
              <text:list-item>
                <text:p>Patient consent policies</text:p>
                <text:list>
                  <text:list-item>
                    <text:p><text:span text:style-name="T13">Opt in</text:span></text:p>
                  </text:list-item>
                  <text:list-item>
                    <text:p><text:span text:style-name="T13">Opt in except for sensitive documents</text:span></text:p>
                  </text:list-item>
                  <text:list-item>
                    <text:p><text:span text:style-name="T13">Opt in except for certain people</text:span></text:p>
                  </text:list-item>
                  <text:list-item>
                    <text:p><text:span text:style-name="T13">Opt out</text:span></text:p>
                  </text:list-item>
                  <text:list-item>
                    <text:p><text:span text:style-name="T13">Opt out with emergency overrid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4" draw:layer="layout" svg:width="17.271cm" svg:height="12.322cm" svg:x="2.159cm" svg:y="13.271cm" presentation:class="notes">
            <draw:text-box>
              <text:p>Sarah</text:p>
            </draw:text-box>
          </draw:frame>
        </presentation:notes>
      </draw:page>
      <draw:page draw:name="page13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6" draw:layer="layout" svg:width="25.199cm" svg:height="2.054cm" svg:x="1.4cm" svg:y="0.642cm" presentation:class="title">
          <draw:text-box>
            <text:p>Example Rules</text:p>
          </draw:text-box>
        </draw:frame>
        <draw:frame presentation:style-name="pr7" draw:layer="layout" svg:width="25.199cm" svg:height="13.86cm" svg:x="1.4cm" svg:y="4.014cm" presentation:class="outline" presentation:user-transformed="true">
          <draw:text-box>
            <text:list text:style-name="L3">
              <text:list-item>
                <text:p>a <text:span text:style-name="T12">has possible access</text:span> to p's records</text:p>
                <text:list>
                  <text:list-item>
                    <text:p>a member of o &amp; o has a by shift policy &amp; o is on shift &amp; p is treated in o</text:p>
                  </text:list-item>
                </text:list>
              </text:list-item>
              <text:list-item>
                <text:p>a <text:span text:style-name="T12">is authenticated to access</text:span> p's records</text:p>
                <text:list>
                  <text:list-item>
                    <text:p>a has possible access to p's records &amp; a treats p </text:p>
                  </text:list-item>
                </text:list>
              </text:list-item>
              <text:list-item>
                <text:p>a <text:span text:style-name="T12">can access</text:span> d</text:p>
                <text:list>
                  <text:list-item>
                    <text:p>a is authenticated to access p's records &amp; d belongs to p &amp; p has an opt in polic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use-footer-name="ftr1" presentation:use-date-time-name="dtd1">
        <office:forms form:automatic-focus="false" form:apply-design-mode="false"/>
        <draw:frame draw:style-name="gr4" draw:text-style-name="P1" draw:layer="layout" svg:width="4.5cm" svg:height="9.574cm" svg:x="2cm" svg:y="8.5cm">
          <draw:image xlink:href="Pictures/10000201000000FB00000216DEA2DA53.png" xlink:type="simple" xlink:show="embed" xlink:actuate="onLoad">
            <text:p/>
          </draw:image>
        </draw:frame>
        <draw:frame presentation:style-name="pr9" draw:layer="layout" svg:width="7.099cm" svg:height="4.107cm" svg:x="0.501cm" svg:y="0.416cm" presentation:class="title" presentation:user-transformed="true">
          <draw:text-box>
            <text:p text:style-name="P3"><text:s/>Example<text:line-break/> Facts</text:p>
          </draw:text-box>
        </draw:frame>
        <draw:frame draw:style-name="gr4" draw:text-style-name="P1" draw:layer="layout" svg:width="18.735cm" svg:height="18.752cm" svg:x="8.5cm" svg:y="0.198cm">
          <draw:image xlink:href="Pictures/100000000000042F000004309DB70B87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4" draw:layer="layout" svg:width="17.271cm" svg:height="12.322cm" svg:x="2.159cm" svg:y="13.271cm" presentation:class="notes">
            <draw:text-box>
              <text:p>Sarah</text:p>
            </draw:text-box>
          </draw:frame>
        </presentation:notes>
      </draw:page>
      <draw:page draw:name="page15" draw:style-name="dp3" draw:master-page-name="Default" presentation:use-footer-name="ftr1" presentation:use-date-time-name="dtd1">
        <office:forms form:automatic-focus="false" form:apply-design-mode="false"/>
        <draw:custom-shape draw:style-name="gr11" draw:text-style-name="P7" draw:layer="layout" svg:width="14cm" svg:height="7.001cm" svg:x="7cm" svg:y="4.399cm">
          <text:p text:style-name="P6"><text:span text:style-name="T14">DEMO </text:span></text:p>
          <draw:enhanced-geometry svg:viewBox="0 0 21600 21600" draw:extrusion="false" draw:extrusion-rotation-angle="15 -10" dr3d:projection="perspective" draw:extrusion-first-light-direction="(-50000 -50000 10000)" draw:extrusion-second-light-direction="(50000 0 10000)" dr3d:shade-mode="flat" draw:extrusion-metal="false" draw:extrusion-specularity="0%" draw:extrusion-diffusion="0%" draw:extrusion-viewpoint="(3.472cm 0cm 25cm)" draw:extrusion-origin="0.5 0" draw:extrusion-skew="50 180" draw:extrusion-depth="1cm 0" draw:extrusion-color="tru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frame draw:style-name="gr12" draw:text-style-name="P8" draw:layer="layout" svg:width="28cm" svg:height="2.114cm" svg:x="0cm" svg:y="12.586cm">
          <draw:text-box>
            <text:p text:style-name="P1"><text:span text:style-name="T15">“</text:span><text:span text:style-name="T15">the proof is in the pudding”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4" draw:layer="layout" svg:width="17.271cm" svg:height="12.322cm" svg:x="2.159cm" svg:y="13.271cm" presentation:class="notes">
            <draw:text-box>
              <text:p>Divide it</text:p>
            </draw:text-box>
          </draw:frame>
        </presentation:notes>
      </draw:page>
      <draw:page draw:name="page16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5.199cm" svg:height="2.054cm" svg:x="1.4cm" svg:y="0.642cm" presentation:class="title">
          <draw:text-box>
            <text:p>Future Work</text:p>
          </draw:text-box>
        </draw:frame>
        <draw:frame presentation:style-name="pr10" draw:layer="layout" svg:width="25.199cm" svg:height="13.86cm" svg:x="1.4cm" svg:y="4.014cm" presentation:class="outline">
          <draw:text-box>
            <text:list text:style-name="L4">
              <text:list-item>
                <text:p>Formalize ontology</text:p>
              </text:list-item>
            </text:list>
            <text:list text:style-name="L3">
              <text:list-item>
                <text:list>
                  <text:list-item>
                    <text:p>Extend rules for</text:p>
                    <text:list>
                      <text:list-item>
                        <text:p>Institutional policies</text:p>
                      </text:list-item>
                      <text:list-item>
                        <text:p>Patient consent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>More sophisticated N3 rules</text:p>
              </text:list-item>
              <text:list-item>
                <text:p>Integrate with existing systems</text:p>
              </text:list-item>
              <text:list-item>
                <text:p>Multiple Policies</text:p>
              </text:list-item>
            </text:list>
            <text:list text:style-name="L3">
              <text:list-item>
                <text:list>
                  <text:list-item>
                    <text:p>Discover policy conflicts</text:p>
                  </text:list-item>
                  <text:list-item>
                    <text:p>Policy overrides</text:p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4" draw:layer="layout" svg:width="17.271cm" svg:height="12.322cm" svg:x="2.159cm" svg:y="13.271cm" presentation:class="notes" presentation:user-transformed="true">
            <draw:text-box>
              <text:p>Atif</text:p>
            </draw:text-box>
          </draw:frame>
        </presentation:notes>
      </draw:page>
      <draw:page draw:name="page17" draw:style-name="dp3" draw:master-page-name="Default" presentation:use-footer-name="ftr1" presentation:use-date-time-name="dtd1">
        <office:forms form:automatic-focus="false" form:apply-design-mode="false"/>
        <draw:frame draw:style-name="gr2" draw:text-style-name="P9" draw:layer="layout" svg:width="8.397cm" svg:height="2.143cm" svg:x="9.802cm" svg:y="8.6cm">
          <draw:text-box>
            <text:p><text:span text:style-name="T16">Thank you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5.199cm" svg:height="2.054cm" svg:x="1.4cm" svg:y="0.642cm" presentation:class="title">
          <draw:text-box>
            <text:p>References</text:p>
          </draw:text-box>
        </draw:frame>
        <draw:frame presentation:style-name="pr7" draw:layer="layout" svg:width="25.199cm" svg:height="13.86cm" svg:x="1.4cm" svg:y="4.014cm" presentation:class="outline">
          <draw:text-box>
            <text:list text:style-name="L5">
              <text:list-item>
                <text:p>T. Berners-lee, D. Connolly, L. Kagal, Y. Scharf, and J. Hendler, “N3logic: A logical framework for the world wide web,” <text:span text:style-name="T10">Theory Pract. Log. Program</text:span>, vol. 8, no. 3, pp. 249–269, 2008.</text:p>
              </text:list-item>
              <text:list-item>
                <text:p>http://www.agfa.com/w3c/euler/</text:p>
              </text:list-item>
            </text:list>
            <text:list text:style-name="L3">
              <text:list-item>
                <text:p/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8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4T19" presentation:use-footer-name="ftr1" presentation:use-date-time-name="dtd1">
        <office:forms form:automatic-focus="false" form:apply-design-mode="false"/>
        <draw:frame presentation:style-name="pr3" draw:layer="layout" svg:width="25.199cm" svg:height="2.054cm" svg:x="1.4cm" svg:y="0.642cm" presentation:class="title">
          <draw:text-box>
            <text:p>Euler Backward Chaining</text:p>
          </draw:text-box>
        </draw:frame>
        <draw:frame draw:style-name="gr13" draw:text-style-name="P11" draw:layer="layout" svg:width="12cm" svg:height="8.063cm" svg:x="13.9cm" svg:y="4.078cm">
          <draw:text-box>
            <text:p text:style-name="P10"><text:span text:style-name="T17">If X croaks and eats flies – Then X is a frog</text:span></text:p>
            <text:p text:style-name="P10"><text:span text:style-name="T17">If X chirps and sings – Then X is a canary</text:span></text:p>
            <text:p text:style-name="P10"><text:span text:style-name="T17">If X is a frog – Then X is green</text:span></text:p>
            <text:p text:style-name="P10"><text:span text:style-name="T17">If X is a canary – Then X is yellow</text:span></text:p>
          </draw:text-box>
        </draw:frame>
        <draw:frame draw:style-name="gr14" draw:text-style-name="P12" draw:layer="layout" svg:width="10cm" svg:height="1.187cm" svg:x="3.5cm" svg:y="4.114cm">
          <draw:text-box>
            <text:p text:style-name="P10"><text:span text:style-name="T17">my pet croaks and eats flies</text:span></text:p>
          </draw:text-box>
        </draw:frame>
        <draw:frame draw:style-name="gr15" draw:text-style-name="P12" draw:layer="layout" svg:width="10cm" svg:height="1.187cm" svg:x="3.5cm" svg:y="5.815cm">
          <draw:text-box>
            <text:p text:style-name="P10"><text:span text:style-name="T17">what colour is my pet?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9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Radial_20_green_2f_black" draw:display-name="Radial green/black" draw:style="radial" draw:cx="35%" draw:cy="30%" draw:start-color="#008000" draw:end-color="#000000" draw:start-intensity="100%" draw:end-intensity="100%" draw:border="30%"/>
    <draw:hatch draw:name="Black_20_0_20_Degrees" draw:display-name="Black 0 Degrees" draw:style="single" draw:color="#000000" draw:distance="0.102cm" draw:rotation="0"/>
    <draw:fill-image draw:name="Space_20_Metal" draw:display-name="Space Metal" xlink:href="Pictures/100000000000005E0000005E2AC2D17B.png" xlink:type="simple" xlink:show="embed" xlink:actuate="onLoad"/>
    <draw:opacity draw:name="Transparency_20_1" draw:display-name="Transparency 1" draw:style="linear" draw:start="100%" draw:end="45%" draw:angle="0" draw:border="0%"/>
    <draw:opacity draw:name="Transparency_20_2" draw:display-name="Transparency 2" draw:style="linear" draw:start="100%" draw:end="65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font-family="'Times New Roman'" style:font-family-generic="roman" style:font-pitch="variable" fo:font-size="12pt" fo:language="en" fo:country="CA" style:font-family-asian="'DejaVu Sans'" style:font-family-generic-asian="swiss" style:font-pitch-asian="variable" style:language-asian="zh" style:country-asian="CN" style:font-family-complex="'Times New Roman'" style:font-family-generic-complex="roman" style:font-pitch-complex="variable" style:font-size-complex="12pt"/>
    </style:style>
    <style:style style:name="Body_20_Text" style:display-name="Body Text" style:family="graphic">
      <style:paragraph-properties fo:margin-top="0cm" fo:margin-bottom="0.374cm" style:text-autospace="none"/>
      <style:text-properties style:use-window-font-color="true" fo:font-family="'Times New Roman'" style:font-family-generic="roman" style:font-pitch="variable" fo:font-size="12pt" fo:language="en" fo:country="CA" style:font-family-asian="'DejaVu Sans'" style:font-family-generic-asian="swiss" style:font-pitch-asian="variable" style:language-asian="zh" style:country-asian="CN" style:font-family-complex="'Times New Roman'" style:font-family-generic-complex="roman" style:font-pitch-complex="variable" style:font-size-complex="12pt"/>
    </style:style>
    <style:style style:name="List_20_Contents" style:display-name="List Contents" style:family="graphic">
      <style:paragraph-properties fo:margin-left="1.764cm" fo:margin-right="0cm" fo:text-indent="0cm" style:text-autospace="none"/>
      <style:text-properties style:use-window-font-color="true" fo:font-family="'Times New Roman'" style:font-family-generic="roman" style:font-pitch="variable" fo:font-size="12pt" fo:language="en" fo:country="CA" style:font-family-asian="'DejaVu Sans'" style:font-family-generic-asian="swiss" style:font-pitch-asian="variable" style:language-asian="zh" style:country-asian="CN" style:font-family-complex="'Times New Roman'" style:font-family-generic-complex="roman" style:font-pitch-complex="variable" style:font-size-complex="12pt"/>
    </style:style>
    <style:style style:name="List" style:family="graphic">
      <style:paragraph-properties fo:margin-top="0cm" fo:margin-bottom="0.374cm" style:text-autospace="none"/>
      <style:text-properties style:use-window-font-color="true" fo:font-family="'Times New Roman'" style:font-family-generic="roman" style:font-pitch="variable" fo:font-size="12pt" fo:language="en" fo:country="CA" style:font-family-asian="'DejaVu Sans'" style:font-family-generic-asian="swiss" style:font-pitch-asian="variable" style:language-asian="zh" style:country-asian="CN" style:font-family-complex="'Times New Roman'" style:font-family-generic-complex="roman" style:font-pitch-complex="variable" style:font-size-complex="12pt"/>
    </style:style>
    <style:style style:name="caption" style:family="graphic">
      <style:paragraph-properties fo:margin-top="0.374cm" fo:margin-bottom="0.374cm" style:text-autospace="none"/>
      <style:text-properties style:use-window-font-color="true" fo:font-family="'Times New Roman'" style:font-family-generic="roman" style:font-pitch="variable" fo:font-size="12pt" fo:language="en" fo:country="CA" fo:font-style="italic" style:font-family-asian="'DejaVu Sans'" style:font-family-generic-asian="swiss" style:font-pitch-asian="variable" style:language-asian="zh" style:country-asian="CN" style:font-family-complex="'Times New Roman'" style:font-family-generic-complex="roman" style:font-pitch-complex="variable" style:font-size-complex="12pt" style:font-style-complex="italic"/>
    </style:style>
    <style:style style:name="Index" style:family="graphic">
      <style:paragraph-properties style:text-autospace="none"/>
      <style:text-properties style:use-window-font-color="true" fo:font-family="'Times New Roman'" style:font-family-generic="roman" style:font-pitch="variable" fo:font-size="12pt" fo:language="en" fo:country="CA" style:font-family-asian="'DejaVu Sans'" style:font-family-generic-asian="swiss" style:font-pitch-asian="variable" style:language-asian="zh" style:country-asian="CN" style:font-family-complex="'Times New Roman'" style:font-family-generic-complex="roman" style:font-pitch-complex="variable" style:font-size-complex="12pt"/>
    </style:style>
    <style:style style:name="Footnote_20_Symbol" style:display-name="Footnote Symbol" style:family="graphic">
      <style:paragraph-properties style:text-autospace="none"/>
      <style:text-properties style:use-window-font-color="true" fo:font-family="'Times New Roman'" style:font-family-generic="roman" style:font-pitch="variable" fo:font-size="12pt" fo:language="en" fo:country="CA" style:font-family-asian="'DejaVu Sans'" style:font-family-generic-asian="swiss" style:font-pitch-asian="variable" style:language-asian="zh" style:country-asian="CN" style:font-family-complex="'Times New Roman'" style:font-family-generic-complex="roman" style:font-pitch-complex="variable" style:font-size-complex="12pt"/>
    </style:style>
    <style:style style:name="Endnote_20_Symbol" style:display-name="Endnote Symbol" style:family="graphic">
      <style:paragraph-properties style:text-autospace="none"/>
      <style:text-properties style:use-window-font-color="true" fo:font-family="'Times New Roman'" style:font-family-generic="roman" style:font-pitch="variable" fo:font-size="12pt" fo:language="en" fo:country="CA" style:font-family-asian="'DejaVu Sans'" style:font-family-generic-asian="swiss" style:font-pitch-asian="variable" style:language-asian="zh" style:country-asian="CN" style:font-family-complex="'Times New Roman'" style:font-family-generic-complex="roman" style:font-pitch-complex="variable" style:font-size-complex="12pt"/>
    </style:style>
    <style:style style:name="Internet_20_link" style:display-name="Internet link" style:family="graphic">
      <style:paragraph-properties style:text-autospace="none"/>
      <style:text-properties fo:color="#000080" fo:font-family="'Times New Roman'" style:font-family-generic="roman" style:font-pitch="variable" fo:font-size="12pt" fo:language="zxx" fo:country="none" style:text-underline-style="solid" style:text-underline-width="auto" style:text-underline-color="font-color" style:font-family-asian="'DejaVu Sans'" style:font-family-generic-asian="swiss" style:font-pitch-asian="variable" style:language-asian="zxx" style:country-asian="none" style:font-family-complex="'Times New Roman'" style:font-family-generic-complex="roman" style:font-pitch-complex="variable" style:font-size-complex="12pt"/>
    </style:style>
    <style:style style:name="Visited_20_Internet_20_Link" style:display-name="Visited Internet Link" style:family="graphic">
      <style:paragraph-properties style:text-autospace="none"/>
      <style:text-properties fo:color="#800000" fo:font-family="'Times New Roman'" style:font-family-generic="roman" style:font-pitch="variable" fo:font-size="12pt" fo:language="zxx" fo:country="none" style:text-underline-style="solid" style:text-underline-width="auto" style:text-underline-color="font-color" style:font-family-asian="'DejaVu Sans'" style:font-family-generic-asian="swiss" style:font-pitch-asian="variable" style:language-asian="zxx" style:country-asian="none" style:font-family-complex="'Times New Roman'" style:font-family-generic-complex="roman" style:font-pitch-complex="variable" style:font-size-complex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Times New Roman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color="#0000ff" fo:font-family="'Times New Roman'" style:font-family-generic="roman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color="#0000ff" fo:font-family="'Times New Roman'" style:font-family-generic="roman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color="#0000ff" fo:font-family="'Times New Roman'" style:font-family-generic="roman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color="#0000ff" fo:font-family="'Times New Roman'" style:font-family-generic="roman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color="#0000ff" fo:font-family="'Times New Roman'" style:font-family-generic="roman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color="#0000ff" fo:font-family="'Times New Roman'" style:font-family-generic="roman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color="#0000ff" fo:font-family="'Times New Roman'" style:font-family-generic="roman" style:font-pitch="variable"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color="#0000ff" fo:font-family="'Times New Roman'" style:font-family-generic="roman" style:font-pitch="variable"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004586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00" style:text-outline="false" style:text-line-through-style="none" fo:font-family="'Century Schoolbook L'" style:font-family-generic="roman" style:font-pitch="variable" fo:font-size="44pt" fo:font-style="italic" fo:text-shadow="none" style:text-underline-style="none" fo:font-weight="normal" style:letter-kerning="true" style:font-family-asian="'DejaVu Sans'" style:font-family-generic-asian="system" style:font-pitch-asian="variable" style:font-size-asian="44pt" style:font-style-asian="italic" style:font-weight-asian="normal" style:font-family-complex="'DejaVu Sans'" style:font-family-generic-complex="system" style:font-pitch-complex="variable" style:font-size-complex="44pt" style:font-style-complex="italic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2">
      <presentation:placeholder presentation:object="title" svg:x="2.057cm" svg:y="1.743cm" svg:width="23.911cm" svg:height="3.507cm"/>
      <presentation:placeholder presentation:object="chart" svg:x="2.057cm" svg:y="5.838cm" svg:width="23.911cm" svg:height="13.23cm"/>
    </style:presentation-page-layout>
    <style:presentation-page-layout style:name="AL3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4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outline1">
      <style:graphic-properties fo:min-height="13.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1.663cm" svg:x="1.4cm" svg:y="0.837cm" presentation:class="title" presentation:placeholder="true">
        <draw:text-box/>
      </draw:frame>
      <draw:frame presentation:style-name="Mpr1" draw:layer="backgroundobjects" svg:width="25.199cm" svg:height="13.86cm" svg:x="1.4cm" svg:y="4.01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  <text:list>
                                        <text:list-item>
                                          <text:p>Eighth Outline Level</text:p>
                                          <text:list>
                                            <text:list-item>
                                              <text:p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2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text="urn:oasis:names:tc:opendocument:xmlns:text:1.0" office:version="1.2" grddl:transformation="http://docs.oasis-open.org/office/1.2/xslt/odf2rdf.xsl">
  <office:meta>
    <meta:initial-creator>Sarah Nadi</meta:initial-creator>
    <meta:creation-date>2010-07-21T12:48:23</meta:creation-date>
    <meta:editing-duration>PT13H09M46S</meta:editing-duration>
    <meta:editing-cycles>98</meta:editing-cycles>
    <dc:date>2010-07-28T13:50:30</dc:date>
    <dc:creator>Sarah Nadi</dc:creator>
    <meta:generator>OpenOffice.org/3.2$Linux OpenOffice.org_project/320m12$Build-9483</meta:generator>
    <meta:document-statistic meta:object-count="120"/>
  </office:meta>
</office:document-meta>
</file>